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38.16pt"/>
    </style:style>
    <style:style style:name="co3" style:family="table-column">
      <style:table-column-properties fo:break-before="auto" style:column-width="155.91pt"/>
    </style:style>
    <style:style style:name="co4" style:family="table-column">
      <style:table-column-properties fo:break-before="auto" style:column-width="135.04pt"/>
    </style:style>
    <style:style style:name="co5" style:family="table-column">
      <style:table-column-properties fo:break-before="auto" style:column-width="143.55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9.64pt"/>
    </style:style>
    <style:style style:name="co9" style:family="table-column">
      <style:table-column-properties fo:break-before="auto" style:column-width="108.74pt"/>
    </style:style>
    <style:style style:name="co10" style:family="table-column">
      <style:table-column-properties fo:break-before="auto" style:column-width="191.2pt"/>
    </style:style>
    <style:style style:name="co11" style:family="table-column">
      <style:table-column-properties fo:break-before="auto" style:column-width="181.56pt"/>
    </style:style>
    <style:style style:name="co12" style:family="table-column">
      <style:table-column-properties fo:break-before="auto" style:column-width="147.34pt"/>
    </style:style>
    <style:style style:name="co13" style:family="table-column">
      <style:table-column-properties fo:break-before="auto" style:column-width="121.89pt"/>
    </style:style>
    <style:style style:name="ro1" style:family="table-row">
      <style:table-row-properties style:row-height="112.51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" table:default-cell-style-name="ce1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7" table:number-columns-repeated="1000" table:default-cell-style-name="ce3"/>
        <table:table-row table:style-name="ro1">
          <table:table-cell office:value-type="string" calcext:value-type="string">
            <text:p>BOWEL BAG</text:p>
          </table:table-cell>
          <table:table-cell table:style-name="ce6" office:value-type="string" calcext:value-type="string">
            <text:p>CropMode=annotation, ImageDepth=16</text:p>
          </table:table-cell>
          <table:table-cell table:style-name="ce6" office:value-type="string" calcext:value-type="string">
            <text:p>CropMode=Random, ImageDepth=48, BatchAccumulate=16</text:p>
          </table:table-cell>
          <table:table-cell table:style-name="ce6" office:value-type="string" calcext:value-type="string">
            <text:p>CropMode=Random, ImageDepth=48, BatchAccumulate=32</text:p>
          </table:table-cell>
          <table:table-cell table:style-name="ce6" office:value-type="string" calcext:value-type="string">
            <text:p>CropMode=Random, ImageDepth=48, BatchAccumulate=16, Augmentation</text:p>
          </table:table-cell>
          <table:table-cell table:style-name="ce6" office:value-type="string" calcext:value-type="string">
            <text:p>multiclass, ImageDepth=48, BatchAccumulate=16, cross entropy</text:p>
          </table:table-cell>
          <table:table-cell table:style-name="ce6" office:value-type="string" calcext:value-type="string">
            <text:p>multiclass, ImageDepth=48, BatchAccumulate=16, focal loss, gamma 2.0</text:p>
          </table:table-cell>
          <table:table-cell table:style-name="ce6" office:value-type="string" calcext:value-type="string">
            <text:p>multiclass, ImageDepth=48, BatchAccumulate=16, focal loss, gamma 5.0</text:p>
          </table:table-cell>
          <table:table-cell table:style-name="ce6" office:value-type="string" calcext:value-type="string">
            <text:p>Multiclass</text:p>
            <text:p>Cross entropy</text:p>
            <text:p>No Elastic</text:p>
          </table:table-cell>
          <table:table-cell table:style-name="ce6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No Elastic</text:span></text:p>
          </table:table-cell>
          <table:table-cell table:style-name="ce6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1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0.5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0.25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1">Multiclass</text:span></text:p>
            <text:p><text:span text:style-name="T1">Focal Loss, gamma 2</text:span></text:p>
            <text:p><text:span text:style-name="T1">Beta 0.125</text:span></text:p>
            <text:p><text:span text:style-name="T1">No Elastic</text:span></text:p>
          </table:table-cell>
          <table:table-cell table:style-name="ce12" office:value-type="string" calcext:value-type="string">
            <text:p><text:span text:style-name="T2">Multiclass</text:span></text:p>
            <text:p><text:span text:style-name="T2">Cross entropy</text:span></text:p>
            <text:p><text:span text:style-name="T2">No Elastic</text:span></text:p>
            <text:p><text:span text:style-name="T2">400 extra epochs</text:span></text:p>
          </table:table-cell>
          <table:table-cell table:style-name="ce12" office:value-type="string" calcext:value-type="string">
            <text:p><text:span text:style-name="T3">Multiclass</text:span></text:p>
            <text:p><text:span text:style-name="T3">Weighted Cross entropy</text:span></text:p>
            <text:p><text:span text:style-name="T3">Class weights beta 0.25</text:span></text:p>
            <text:p><text:span text:style-name="T3">No Elastic</text:span></text:p>
          </table:table-cell>
          <table:table-cell table:style-name="ce20" office:value-type="string" calcext:value-type="string">
            <text:p><text:span text:style-name="T4">Multiclass</text:span></text:p>
            <text:p><text:span text:style-name="T4">Focal Loss, gamma 2</text:span></text:p>
            <text:p><text:span text:style-name="T4">Beta 0.25</text:span></text:p>
            <text:p><text:span text:style-name="T4">No Elastic</text:span></text:p>
            <text:p><text:span text:style-name="T4">400 extra epochs</text:span></text:p>
          </table:table-cell>
          <table:table-cell table:style-name="ce6"/>
          <table:table-cell table:style-name="ce6" office:value-type="string" calcext:value-type="string">
            <text:p>Multiclass</text:p>
            <text:p>Cross entropy</text:p>
            <text:p>No Elastic</text:p>
            <text:p><text:span text:style-name="T5">NEW DATASET</text:span></text:p>
            <text:p><text:span text:style-name="T5">(PROB INCORRECT. REMOVE!)</text:span></text:p>
          </table:table-cell>
          <table:table-cell table:style-name="ce6" office:value-type="string" calcext:value-type="string">
            <text:p>Multiclass</text:p>
            <text:p>Cross entropy</text:p>
            <text:p>No Elastic</text:p>
            <text:p><text:span text:style-name="T5">NEW DATASET</text:span></text:p>
            <text:p><text:span text:style-name="T5"/></text:p>
          </table:table-cell>
          <table:table-cell table:style-name="ce7" office:value-type="string" calcext:value-type="string">
            <text:p>Labelcrop </text:p>
            <text:p>48x256x256</text:p>
            <text:p>class_sample_freqs : </text:p>
            <text:p>[3, 1, 1, 1, 1]</text:p>
            <text:p>CE</text:p>
            <text:p>50 epochs</text:p>
          </table:table-cell>
          <table:table-cell table:style-name="ce7" office:value-type="string" calcext:value-type="string">
            <text:p>Labelcrop </text:p>
            <text:p>16x256x256</text:p>
            <text:p>class_sample_freqs : </text:p>
            <text:p>[1, 1, 1, 1, 1]</text:p>
            <text:p>CE</text:p>
            <text:p>50 epochs</text:p>
          </table:table-cell>
          <table:table-cell table:style-name="ce7" office:value-type="string" calcext:value-type="string">
            <text:p>Labelcrop </text:p>
            <text:p>16x128x128</text:p>
            <text:p>class_sample_freqs : </text:p>
            <text:p>[3, 1, 1, 1, 1]</text:p>
            <text:p>CE</text:p>
            <text:p>50 epochs</text:p>
          </table:table-cell>
          <table:table-cell table:style-name="ce7" office:value-type="string" calcext:value-type="string">
            <text:p>Labelcrop </text:p>
            <text:p>16x256x256</text:p>
            <text:p>class_sample_freqs : </text:p>
            <text:p>[3, 1, 1, 1, 1]</text:p>
            <text:p>CE</text:p>
            <text:p>50 epochs</text:p>
          </table:table-cell>
          <table:table-cell table:style-name="ce7" table:number-columns-repeated="1000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77" calcext:value-type="float">
            <text:p>77</text:p>
          </table:table-cell>
          <table:table-cell table:style-name="ce10" office:value-type="float" office:value="81" calcext:value-type="float">
            <text:p>81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69" calcext:value-type="float">
            <text:p>69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79" calcext:value-type="float">
            <text:p>79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63" calcext:value-type="float">
            <text:p>63</text:p>
          </table:table-cell>
          <table:table-cell table:style-name="ce10" office:value-type="float" office:value="71" calcext:value-type="float">
            <text:p>71</text:p>
          </table:table-cell>
          <table:table-cell table:style-name="ce8" office:value-type="float" office:value="52" calcext:value-type="float">
            <text:p>52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6" calcext:value-type="float">
            <text:p>16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dice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57" calcext:value-type="float">
            <text:p>57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26" calcext:value-type="float">
            <text:p>26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57" calcext:value-type="float">
            <text:p>57</text:p>
          </table:table-cell>
          <table:table-cell table:number-columns-repeated="2" table:style-name="ce31" office:value-type="float" office:value="67" calcext:value-type="float">
            <text:p>67</text:p>
          </table:table-cell>
          <table:table-cell table:style-name="ce38" office:value-type="float" office:value="64" calcext:value-type="float">
            <text:p>64</text:p>
          </table:table-cell>
          <table:table-cell table:style-name="ce60"/>
          <table:table-cell table:style-name="ce62" office:value-type="float" office:value="76" calcext:value-type="float">
            <text:p>76</text:p>
          </table:table-cell>
          <table:table-cell table:style-name="ce31" office:value-type="float" office:value="71" calcext:value-type="float">
            <text:p>71</text:p>
          </table:table-cell>
          <table:table-cell table:style-name="ce68" office:value-type="float" office:value="53" calcext:value-type="float">
            <text:p>53</text:p>
          </table:table-cell>
          <table:table-cell table:style-name="ce31" office:value-type="float" office:value="18" calcext:value-type="float">
            <text:p>18</text:p>
          </table:table-cell>
          <table:table-cell table:style-name="ce68" office:value-type="float" office:value="12" calcext:value-type="float">
            <text:p>12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1000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1000"/>
        </table:table-row>
        <table:table-row table:style-name="ro2">
          <table:table-cell office:value-type="string" calcext:value-type="string">
            <text:p>BLADDER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1000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float" office:value="83" calcext:value-type="float">
            <text:p>8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3" office:value-type="float" office:value="85" calcext:value-type="float">
            <text:p>85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13"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table:style-name="ce13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49" calcext:value-type="float">
            <text:p>4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91" calcext:value-type="float">
            <text:p>91</text:p>
          </table:table-cell>
          <table:table-cell table:style-name="ce10" office:value-type="float" office:value="93" calcext:value-type="float">
            <text:p>93</text:p>
          </table:table-cell>
          <table:table-cell table:style-name="ce8" office:value-type="float" office:value="88" calcext:value-type="float">
            <text:p>88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style-name="ce13"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style-name="ce13"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56" calcext:value-type="float">
            <text:p>56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dice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5" calcext:value-type="float">
            <text:p>75</text:p>
          </table:table-cell>
          <table:table-cell table:style-name="ce23" office:value-type="float" office:value="84" calcext:value-type="float">
            <text:p>84</text:p>
          </table:table-cell>
          <table:table-cell table:style-name="ce15" office:value-type="float" office:value="72" calcext:value-type="float">
            <text:p>72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13" calcext:value-type="float">
            <text:p>13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2" table:style-name="ce32" office:value-type="float" office:value="79" calcext:value-type="float">
            <text:p>79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76" calcext:value-type="float">
            <text:p>76</text:p>
          </table:table-cell>
          <table:table-cell table:style-name="ce39" office:value-type="float" office:value="78" calcext:value-type="float">
            <text:p>78</text:p>
          </table:table-cell>
          <table:table-cell table:style-name="ce39"/>
          <table:table-cell table:style-name="ce63" office:value-type="float" office:value="78" calcext:value-type="float">
            <text:p>78</text:p>
          </table:table-cell>
          <table:table-cell table:style-name="ce32" office:value-type="float" office:value="72" calcext:value-type="float">
            <text:p>72</text:p>
          </table:table-cell>
          <table:table-cell table:style-name="ce69" office:value-type="float" office:value="43" calcext:value-type="float">
            <text:p>43</text:p>
          </table:table-cell>
          <table:table-cell table:style-name="ce32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32" office:value-type="float" office:value="50" calcext:value-type="float">
            <text:p>50</text:p>
          </table:table-cell>
          <table:table-cell table:number-columns-repeated="1000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1000"/>
        </table:table-row>
        <table:table-row table:style-name="ro2">
          <table:table-cell office:value-type="string" calcext:value-type="string">
            <text:p>HIP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1000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float" office:value="72" calcext:value-type="float">
            <text:p>72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13"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12" calcext:value-type="float">
            <text:p>12</text:p>
          </table:table-cell>
          <table:table-cell table:style-name="ce10" office:value-type="float" office:value="90" calcext:value-type="float">
            <text:p>90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8" calcext:value-type="float">
            <text:p>18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13"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dice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3" calcext:value-type="float">
            <text:p>1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0" calcext:value-type="float">
            <text:p>50</text:p>
          </table:table-cell>
          <table:table-cell table:style-name="ce40" office:value-type="float" office:value="60" calcext:value-type="float">
            <text:p>60</text:p>
          </table:table-cell>
          <table:table-cell table:style-name="ce61"/>
          <table:table-cell table:style-name="ce64" office:value-type="float" office:value="81" calcext:value-type="float">
            <text:p>81</text:p>
          </table:table-cell>
          <table:table-cell table:style-name="ce33" office:value-type="float" office:value="79" calcext:value-type="float">
            <text:p>79</text:p>
          </table:table-cell>
          <table:table-cell table:style-name="ce70" office:value-type="float" office:value="12" calcext:value-type="float">
            <text:p>12</text:p>
          </table:table-cell>
          <table:table-cell table:style-name="ce33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1000"/>
        </table:table-row>
        <table:table-row table:style-name="ro2">
          <table:table-cell office:value-type="string" calcext:value-type="string">
            <text:p>RECTUM</text:p>
          </table:table-cell>
          <table:table-cell table:style-name="ce8" table:number-columns-repeated="7"/>
          <table:table-cell table:style-name="ce11" table:number-columns-repeated="3"/>
          <table:table-cell table:style-name="ce13" table:number-columns-repeated="5"/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1000"/>
        </table:table-row>
        <table:table-row table:style-name="ro2">
          <table:table-cell office:value-type="string" calcext:value-type="string">
            <text:p>recall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3" calcext:value-type="float">
            <text:p>6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recision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44" calcext:value-type="float">
            <text:p>44</text:p>
          </table:table-cell>
          <table:table-cell table:style-name="ce8" office:value-type="float" office:value="37" calcext:value-type="float">
            <text:p>37</text:p>
          </table:table-cell>
          <table:table-cell table:style-name="ce10" office:value-type="float" office:value="44" calcext:value-type="float">
            <text:p>44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3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dice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" calcext:value-type="float">
            <text:p>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6" office:value-type="float" office:value="35" calcext:value-type="float">
            <text:p>35</text:p>
          </table:table-cell>
          <table:table-cell table:style-name="ce41" office:value-type="float" office:value="24" calcext:value-type="float">
            <text:p>24</text:p>
          </table:table-cell>
          <table:table-cell table:style-name="ce41"/>
          <table:table-cell table:style-name="ce65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7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1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0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B19:Sheet1.R19 Sheet1.T19:Sheet1.X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14:Sheet1.R14 Sheet1.T14:Sheet1.X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9:Sheet1.R9 Sheet1.T9:Sheet1.X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4:Sheet1.R4 Sheet1.T4:Sheet1.X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U19:Sheet1.U19 Sheet1.W19:Sheet1.W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U14:Sheet1.U14 Sheet1.W14:Sheet1.W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U9:Sheet1.U9 Sheet1.W9:Sheet1.W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U4:Sheet1.U4 Sheet1.W4:Sheet1.W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19:Sheet1.S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14:Sheet1.S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9:Sheet1.S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S4:Sheet1.S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15:43:23.753734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1:05:38.028054572</meta:creation-date>
    <meta:generator>LibreOffice/6.0.7.3$Linux_X86_64 LibreOffice_project/00m0$Build-3</meta:generator>
    <dc:date>2019-12-02T16:51:44.499441146</dc:date>
    <meta:editing-duration>PT3H50M59S</meta:editing-duration>
    <meta:editing-cycles>9</meta:editing-cycles>
    <meta:document-statistic meta:table-count="1" meta:cell-count="294" meta:object-count="0"/>
  </office:meta>
</office:document-meta>
</file>